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9" table:number-rows-spanned="1">
            <text:p>Quadern del Professor</text:p>
          </table:table-cell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number-columns-repeated="4" table:style-name="ce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Alumnat</text:p>
          </table:table-cell>
          <table:covered-table-cell table:number-columns-repeated="2"/>
          <table:covered-table-cell table:style-name="ce3"/>
          <table:covered-table-cell table:number-columns-repeated="2"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xercicis 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Nota final</text:p>
          </table:table-cell>
          <table:covered-table-cell table:style-name="ce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ognom</text:p>
          </table:table-cell>
          <table:covered-table-cell table:number-columns-repeated="2"/>
          <table:table-cell table:style-name="ce2" office:value-type="string" calcext:value-type="string" table:number-columns-spanned="3" table:number-rows-spanned="2">
            <text:p>Nom</text:p>
          </table:table-cell>
          <table:covered-table-cell table:number-columns-repeated="2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A casa</text:p>
          </table:table-cell>
          <table:table-cell table:style-name="ce3" office:value-type="string" calcext:value-type="string">
            <text:p>A clase</text:p>
          </table:table-cell>
          <table:covered-table-cell table:number-columns-repeated="2" table:style-name="ce3"/>
        </table:table-row>
        <table:table-row table:style-name="ro1">
          <table:table-cell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table-cell table:style-name="ce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/>
          <table:table-cell table:style-name="ce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/>
          <table:table-cell table:style-name="ce4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/>
          <table:table-cell table:style-name="ce4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3" table:style-name="ce3"/>
        </table:table-row>
        <table:table-row table:style-name="ro1">
          <table:table-cell/>
          <table:table-cell office:value-type="string" calcext:value-type="string" table:number-columns-spanned="3" table:number-rows-spanned="1">
            <text:p>Martin, Server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Sergi</text:p>
          </table:table-cell>
          <table:covered-table-cell table:number-columns-repeated="2" table:style-name="Default"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H6]+[.I6]+[.J6])/3)*[.H5]+(([.K6]+[.L6]+[.M6])/3)*[.K5]+(([.N6]+[.O6]+[.P6])/3)*[.N5]+(([.Q6]+[.R6])/3)*[.R6]" office:value-type="float" office:value="74.4166666666667" calcext:value-type="float" table:number-columns-spanned="2" table:number-rows-spanned="1">
            <text:p>74,4166666666667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01:46.349598953</meta:creation-date>
    <dc:date>2023-01-12T10:23:03.773385287</dc:date>
    <meta:editing-duration>PT35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